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游明朝" svg:font-family="游明朝" style:font-family-generic="roman" style:font-pitch="variable" svg:panose-1="2 2 4 0 0 0 0 0 0 0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ystem" style:font-pitch="variable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style:font-name-asian="DengXian"/>
    </style:style>
    <style:style style:name="T3" style:parent-style-name="段落フォント" style:family="text">
      <style:text-properties style:font-name="游明朝" style:language-asian="ja" style:country-asian="JP"/>
    </style:style>
    <style:style style:name="T4" style:parent-style-name="段落フォント" style:family="text">
      <style:text-properties style:font-name-asian="DengXian"/>
    </style:style>
    <style:style style:name="T5" style:parent-style-name="段落フォント" style:family="text">
      <style:text-properties style:font-name-asian="DengXian"/>
    </style:style>
    <style:style style:name="T6" style:parent-style-name="段落フォント" style:family="text">
      <style:text-properties style:language-asian="ja" style:country-asian="JP"/>
    </style:style>
    <style:style style:name="T7" style:parent-style-name="段落フォント" style:family="text">
      <style:text-properties style:language-asian="ja" style:country-asian="JP"/>
    </style:style>
    <style:style style:name="P8" style:parent-style-name="Standard" style:family="paragraph">
      <style:text-properties style:language-asian="ja" style:country-asian="JP"/>
    </style:style>
    <style:style style:name="T9" style:parent-style-name="段落フォント" style:family="text">
      <style:text-properties style:language-asian="ja" style:country-asian="JP"/>
    </style:style>
    <style:style style:name="T10" style:parent-style-name="段落フォント" style:family="text">
      <style:text-properties style:language-asian="ja" style:country-asian="JP"/>
    </style:style>
    <style:style style:name="T11" style:parent-style-name="段落フォント" style:family="text">
      <style:text-properties style:language-asian="ja" style:country-asian="JP"/>
    </style:style>
    <style:style style:name="T12" style:parent-style-name="段落フォント" style:family="text">
      <style:text-properties style:language-asian="ja" style:country-asian="JP"/>
    </style:style>
    <style:style style:name="P13" style:parent-style-name="Standard" style:family="paragraph">
      <style:text-properties style:language-asian="ja" style:country-asian="JP"/>
    </style:style>
    <style:style style:name="T14" style:parent-style-name="段落フォント" style:family="text">
      <style:text-properties style:language-asian="ja" style:country-asian="JP"/>
    </style:style>
    <style:style style:name="T15" style:parent-style-name="段落フォント" style:family="text">
      <style:text-properties style:language-asian="ja" style:country-asian="JP"/>
    </style:style>
    <style:style style:name="T16" style:parent-style-name="段落フォント" style:family="text">
      <style:text-properties style:language-asian="ja" style:country-asian="JP"/>
    </style:style>
    <style:style style:name="T17" style:parent-style-name="段落フォント" style:family="text">
      <style:text-properties style:language-asian="ja" style:country-asian="JP"/>
    </style:style>
    <style:style style:name="P18" style:parent-style-name="Standard" style:family="paragraph">
      <style:text-properties style:language-asian="ja" style:country-asian="JP"/>
    </style:style>
    <style:style style:name="P19" style:parent-style-name="Standard" style:family="paragraph">
      <style:text-properties style:language-asian="ja" style:country-asian="JP"/>
    </style:style>
    <style:style style:name="T20" style:parent-style-name="段落フォント" style:family="text">
      <style:text-properties style:language-asian="ja" style:country-asian="JP"/>
    </style:style>
    <style:style style:name="T21" style:parent-style-name="段落フォント" style:family="text">
      <style:text-properties style:language-asian="ja" style:country-asian="JP"/>
    </style:style>
    <style:style style:name="T22" style:parent-style-name="段落フォント" style:family="text">
      <style:text-properties style:language-asian="ja" style:country-asian="JP"/>
    </style:style>
    <style:style style:name="T23" style:parent-style-name="段落フォント" style:family="text">
      <style:text-properties style:language-asian="ja" style:country-asian="JP"/>
    </style:style>
    <style:style style:name="P24" style:parent-style-name="Standard" style:family="paragraph">
      <style:text-properties style:language-asian="ja" style:country-asian="JP"/>
    </style:style>
    <style:style style:name="T25" style:parent-style-name="段落フォント" style:family="text">
      <style:text-properties style:language-asian="ja" style:country-asian="JP"/>
    </style:style>
    <style:style style:name="T26" style:parent-style-name="段落フォント" style:family="text">
      <style:text-properties style:language-asian="ja" style:country-asian="JP"/>
    </style:style>
    <style:style style:name="T27" style:parent-style-name="段落フォント" style:family="text">
      <style:text-properties style:language-asian="ja" style:country-asian="JP"/>
    </style:style>
    <style:style style:name="T28" style:parent-style-name="段落フォント" style:family="text">
      <style:text-properties style:language-asian="ja" style:country-asian="JP"/>
    </style:style>
    <style:style style:name="T29" style:parent-style-name="段落フォント" style:family="text">
      <style:text-properties style:language-asian="ja" style:country-asian="JP"/>
    </style:style>
    <style:style style:name="P30" style:parent-style-name="Standard" style:family="paragraph">
      <style:text-properties style:language-asian="ja" style:country-asian="JP"/>
    </style:style>
    <style:style style:name="T31" style:parent-style-name="段落フォント" style:family="text">
      <style:text-properties style:language-asian="ja" style:country-asian="JP"/>
    </style:style>
    <style:style style:name="T32" style:parent-style-name="段落フォント" style:family="text">
      <style:text-properties style:language-asian="ja" style:country-asian="JP"/>
    </style:style>
    <style:style style:name="T33" style:parent-style-name="段落フォント" style:family="text">
      <style:text-properties style:language-asian="ja" style:country-asian="JP"/>
    </style:style>
    <style:style style:name="T34" style:parent-style-name="段落フォント" style:family="text">
      <style:text-properties style:language-asian="ja" style:country-asian="JP"/>
    </style:style>
    <style:style style:name="T35" style:parent-style-name="段落フォント" style:family="text">
      <style:text-properties style:language-asian="ja" style:country-asian="JP"/>
    </style:style>
    <style:style style:name="P36" style:parent-style-name="Standard" style:family="paragraph">
      <style:text-properties style:language-asian="ja" style:country-asian="JP"/>
    </style:style>
    <style:style style:name="T37" style:parent-style-name="段落フォント" style:family="text">
      <style:text-properties style:language-asian="ja" style:country-asian="JP"/>
    </style:style>
    <style:style style:name="T38" style:parent-style-name="段落フォント" style:family="text">
      <style:text-properties style:language-asian="ja" style:country-asian="JP"/>
    </style:style>
    <style:style style:name="T39" style:parent-style-name="段落フォント" style:family="text">
      <style:text-properties style:language-asian="ja" style:country-asian="JP"/>
    </style:style>
    <style:style style:name="T40" style:parent-style-name="段落フォント" style:family="text">
      <style:text-properties style:language-asian="ja" style:country-asian="JP"/>
    </style:style>
    <style:style style:name="T41" style:parent-style-name="段落フォント" style:family="text">
      <style:text-properties style:language-asian="ja" style:country-asian="JP"/>
    </style:style>
    <style:style style:name="P42" style:parent-style-name="Standard" style:family="paragraph">
      <style:text-properties style:language-asian="ja" style:country-asian="JP"/>
    </style:style>
    <style:style style:name="T43" style:parent-style-name="段落フォント" style:family="text">
      <style:text-properties style:language-asian="ja" style:country-asian="JP"/>
    </style:style>
    <style:style style:name="T44" style:parent-style-name="段落フォント" style:family="text">
      <style:text-properties style:language-asian="ja" style:country-asian="JP"/>
    </style:style>
    <style:style style:name="T45" style:parent-style-name="段落フォント" style:family="text">
      <style:text-properties style:language-asian="ja" style:country-asian="JP"/>
    </style:style>
    <style:style style:name="T46" style:parent-style-name="段落フォント" style:family="text">
      <style:text-properties style:language-asian="ja" style:country-asian="JP"/>
    </style:style>
    <style:style style:name="T47" style:parent-style-name="段落フォント" style:family="text">
      <style:text-properties style:language-asian="ja" style:country-asian="JP"/>
    </style:style>
    <style:style style:name="P48" style:parent-style-name="Standard" style:family="paragraph">
      <style:text-properties style:language-asian="ja" style:country-asian="JP"/>
    </style:style>
    <style:style style:name="T49" style:parent-style-name="段落フォント" style:family="text">
      <style:text-properties style:language-asian="ja" style:country-asian="JP"/>
    </style:style>
    <style:style style:name="T50" style:parent-style-name="段落フォント" style:family="text">
      <style:text-properties style:language-asian="ja" style:country-asian="JP"/>
    </style:style>
    <style:style style:name="T51" style:parent-style-name="段落フォント" style:family="text">
      <style:text-properties style:language-asian="ja" style:country-asian="JP"/>
    </style:style>
    <style:style style:name="T52" style:parent-style-name="段落フォント" style:family="text">
      <style:text-properties style:language-asian="ja" style:country-asian="JP"/>
    </style:style>
    <style:style style:name="P53" style:parent-style-name="Standard" style:family="paragraph">
      <style:text-properties style:language-asian="ja" style:country-asian="JP"/>
    </style:style>
    <style:style style:name="T54" style:parent-style-name="段落フォント" style:family="text">
      <style:text-properties style:language-asian="ja" style:country-asian="JP"/>
    </style:style>
    <style:style style:name="T55" style:parent-style-name="段落フォント" style:family="text">
      <style:text-properties style:language-asian="ja" style:country-asian="JP"/>
    </style:style>
    <style:style style:name="T56" style:parent-style-name="段落フォント" style:family="text">
      <style:text-properties style:language-asian="ja" style:country-asian="JP"/>
    </style:style>
    <style:style style:name="T57" style:parent-style-name="段落フォント" style:family="text">
      <style:text-properties style:language-asian="ja" style:country-asian="JP"/>
    </style:style>
    <style:style style:name="P58" style:parent-style-name="Standard" style:family="paragraph">
      <style:text-properties style:language-asian="ja" style:country-asian="JP"/>
    </style:style>
    <style:style style:name="P59" style:parent-style-name="Standard" style:family="paragraph">
      <style:text-properties style:language-asian="ja" style:country-asian="JP"/>
    </style:style>
    <style:style style:name="T60" style:parent-style-name="段落フォント" style:family="text">
      <style:text-properties style:language-asian="ja" style:country-asian="JP"/>
    </style:style>
    <style:style style:name="T61" style:parent-style-name="段落フォント" style:family="text">
      <style:text-properties style:language-asian="ja" style:country-asian="JP"/>
    </style:style>
    <style:style style:name="T62" style:parent-style-name="段落フォント" style:family="text">
      <style:text-properties style:language-asian="ja" style:country-asian="JP"/>
    </style:style>
    <style:style style:name="T63" style:parent-style-name="段落フォント" style:family="text">
      <style:text-properties style:language-asian="ja" style:country-asian="JP"/>
    </style:style>
    <style:style style:name="T64" style:parent-style-name="段落フォント" style:family="text">
      <style:text-properties style:language-asian="ja" style:country-asian="JP"/>
    </style:style>
    <style:style style:name="T65" style:parent-style-name="段落フォント" style:family="text">
      <style:text-properties style:language-asian="ja" style:country-asian="JP"/>
    </style:style>
    <style:style style:name="T66" style:parent-style-name="段落フォント" style:family="text">
      <style:text-properties style:language-asian="ja" style:country-asian="JP"/>
    </style:style>
    <style:style style:name="T67" style:parent-style-name="段落フォント" style:family="text">
      <style:text-properties style:language-asian="ja" style:country-asian="JP"/>
    </style:style>
    <style:style style:name="T68" style:parent-style-name="段落フォント" style:family="text">
      <style:text-properties style:language-asian="ja" style:country-asian="JP"/>
    </style:style>
    <style:style style:name="T69" style:parent-style-name="段落フォント" style:family="text">
      <style:text-properties style:language-asian="ja" style:country-asian="JP"/>
    </style:style>
    <style:style style:name="P70" style:parent-style-name="Standard" style:family="paragraph">
      <style:text-properties style:language-asian="ja" style:country-asian="JP"/>
    </style:style>
    <style:style style:name="T71" style:parent-style-name="段落フォント" style:family="text">
      <style:text-properties style:language-asian="ja" style:country-asian="JP"/>
    </style:style>
    <style:style style:name="T72" style:parent-style-name="段落フォント" style:family="text">
      <style:text-properties style:language-asian="ja" style:country-asian="JP"/>
    </style:style>
    <style:style style:name="T73" style:parent-style-name="段落フォント" style:family="text">
      <style:text-properties style:language-asian="ja" style:country-asian="JP"/>
    </style:style>
    <style:style style:name="T74" style:parent-style-name="段落フォント" style:family="text">
      <style:text-properties style:language-asian="ja" style:country-asian="JP"/>
    </style:style>
    <style:style style:name="T75" style:parent-style-name="段落フォント" style:family="text">
      <style:text-properties style:language-asian="ja" style:country-asian="JP"/>
    </style:style>
    <style:style style:name="P76" style:parent-style-name="Standard" style:family="paragraph">
      <style:text-properties style:language-asian="ja" style:country-asian="JP"/>
    </style:style>
    <style:style style:name="T77" style:parent-style-name="段落フォント" style:family="text">
      <style:text-properties style:language-asian="ja" style:country-asian="JP"/>
    </style:style>
    <style:style style:name="T78" style:parent-style-name="段落フォント" style:family="text">
      <style:text-properties style:language-asian="ja" style:country-asian="JP"/>
    </style:style>
    <style:style style:name="T79" style:parent-style-name="段落フォント" style:family="text">
      <style:text-properties style:language-asian="ja" style:country-asian="JP"/>
    </style:style>
    <style:style style:name="T80" style:parent-style-name="段落フォント" style:family="text">
      <style:text-properties style:language-asian="ja" style:country-asian="JP"/>
    </style:style>
    <style:style style:name="T81" style:parent-style-name="段落フォント" style:family="text">
      <style:text-properties style:language-asian="ja" style:country-asian="JP"/>
    </style:style>
    <style:style style:name="P82" style:parent-style-name="Standard" style:family="paragraph">
      <style:text-properties style:language-asian="ja" style:country-asian="JP"/>
    </style:style>
    <style:style style:name="T83" style:parent-style-name="段落フォント" style:family="text">
      <style:text-properties style:language-asian="ja" style:country-asian="JP"/>
    </style:style>
    <style:style style:name="T84" style:parent-style-name="段落フォント" style:family="text">
      <style:text-properties style:language-asian="ja" style:country-asian="JP"/>
    </style:style>
    <style:style style:name="T85" style:parent-style-name="段落フォント" style:family="text">
      <style:text-properties style:language-asian="ja" style:country-asian="JP"/>
    </style:style>
    <style:style style:name="T86" style:parent-style-name="段落フォント" style:family="text">
      <style:text-properties style:language-asian="ja" style:country-asian="JP"/>
    </style:style>
    <style:style style:name="P87" style:parent-style-name="Standard" style:family="paragraph">
      <style:text-properties style:language-asian="ja" style:country-asian="JP"/>
    </style:style>
    <style:style style:name="T88" style:parent-style-name="段落フォント" style:family="text">
      <style:text-properties style:language-asian="ja" style:country-asian="JP"/>
    </style:style>
    <style:style style:name="T89" style:parent-style-name="段落フォント" style:family="text">
      <style:text-properties style:language-asian="ja" style:country-asian="JP"/>
    </style:style>
    <style:style style:name="T90" style:parent-style-name="段落フォント" style:family="text">
      <style:text-properties style:language-asian="ja" style:country-asian="JP"/>
    </style:style>
    <style:style style:name="T91" style:parent-style-name="段落フォント" style:family="text">
      <style:text-properties style:language-asian="ja" style:country-asian="JP"/>
    </style:style>
    <style:style style:name="T92" style:parent-style-name="段落フォント" style:family="text">
      <style:text-properties style:language-asian="ja" style:country-asian="JP"/>
    </style:style>
    <style:style style:name="T93" style:parent-style-name="段落フォント" style:family="text">
      <style:text-properties style:language-asian="ja" style:country-asian="JP"/>
    </style:style>
    <style:style style:name="P94" style:parent-style-name="Standard" style:family="paragraph">
      <style:text-properties style:language-asian="ja" style:country-asian="JP"/>
    </style:style>
    <style:style style:name="T95" style:parent-style-name="段落フォント" style:family="text">
      <style:text-properties style:language-asian="ja" style:country-asian="JP"/>
    </style:style>
    <style:style style:name="T96" style:parent-style-name="段落フォント" style:family="text">
      <style:text-properties style:language-asian="ja" style:country-asian="JP"/>
    </style:style>
    <style:style style:name="T97" style:parent-style-name="段落フォント" style:family="text">
      <style:text-properties style:language-asian="ja" style:country-asian="JP"/>
    </style:style>
    <style:style style:name="T98" style:parent-style-name="段落フォント" style:family="text">
      <style:text-properties style:language-asian="ja" style:country-asian="JP"/>
    </style:style>
    <style:style style:name="T99" style:parent-style-name="段落フォント" style:family="text">
      <style:text-properties style:language-asian="ja" style:country-asian="JP"/>
    </style:style>
    <style:style style:name="P100" style:parent-style-name="Standard" style:family="paragraph">
      <style:text-properties style:language-asian="ja" style:country-asian="JP"/>
    </style:style>
    <style:style style:name="T101" style:parent-style-name="段落フォント" style:family="text">
      <style:text-properties style:language-asian="ja" style:country-asian="JP"/>
    </style:style>
    <style:style style:name="T102" style:parent-style-name="段落フォント" style:family="text">
      <style:text-properties style:language-asian="ja" style:country-asian="JP"/>
    </style:style>
    <style:style style:name="T103" style:parent-style-name="段落フォント" style:family="text">
      <style:text-properties style:language-asian="ja" style:country-asian="JP"/>
    </style:style>
    <style:style style:name="T104" style:parent-style-name="段落フォント" style:family="text">
      <style:text-properties style:language-asian="ja" style:country-asian="JP"/>
    </style:style>
    <style:style style:name="T105" style:parent-style-name="段落フォント" style:family="text">
      <style:text-properties style:language-asian="ja" style:country-asian="JP"/>
    </style:style>
    <style:style style:name="T106" style:parent-style-name="段落フォント" style:family="text">
      <style:text-properties style:language-asian="ja" style:country-asian="JP"/>
    </style:style>
    <style:style style:name="P107" style:parent-style-name="Standard" style:family="paragraph">
      <style:text-properties style:language-asian="ja" style:country-asian="JP"/>
    </style:style>
    <style:style style:name="T108" style:parent-style-name="段落フォント" style:family="text">
      <style:text-properties style:language-asian="ja" style:country-asian="JP"/>
    </style:style>
    <style:style style:name="T109" style:parent-style-name="段落フォント" style:family="text">
      <style:text-properties style:language-asian="ja" style:country-asian="JP"/>
    </style:style>
    <style:style style:name="T110" style:parent-style-name="段落フォント" style:family="text">
      <style:text-properties style:language-asian="ja" style:country-asian="JP"/>
    </style:style>
    <style:style style:name="T111" style:parent-style-name="段落フォント" style:family="text">
      <style:text-properties style:language-asian="ja" style:country-asian="JP"/>
    </style:style>
    <style:style style:name="T112" style:parent-style-name="段落フォント" style:family="text">
      <style:text-properties style:language-asian="ja" style:country-asian="JP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</office:automatic-styles>
  <office:body>
    <office:text text:use-soft-page-breaks="true">
      <text:p text:style-name="P1">式</text:p>
      <text:p text:style-name="Standard">Lesson1</text:p>
      <text:p text:style-name="Standard"><text:tab/>資産<text:tab/>=<text:tab/>負債<text:s/>+<text:s/>純資産</text:p>
      <text:p text:style-name="Standard">Lesson3</text:p>
      <text:p text:style-name="Standard"><text:tab/>当座資産<text:tab/>=<text:tab/>現金及び預金<text:s/>+<text:s/>受取手形及び売掛金<text:s/>+<text:s/>有価証券</text:p>
      <text:p text:style-name="Standard"><text:tab/>棚卸資産<text:tab/>=<text:tab/>商品及び製品<text:s/>+<text:s/>仕掛品<text:s/>+<text:s/>原材料及び貯蔵品</text:p>
      <text:p text:style-name="Standard"><text:tab/>他人資本<text:tab/>=<text:tab/>流動負債<text:s/>+<text:s/>固定負債</text:p>
      <text:p text:style-name="Standard"><text:tab/>借入債務<text:tab/>=<text:tab/>支払手形<text:s/>+<text:s/>買掛金</text:p>
      <text:p text:style-name="Standard"><text:tab/>自己資本<text:tab/>=<text:tab/>株主資本<text:s/>+<text:s/>その他包括利益累計額</text:p>
      <text:p text:style-name="Standard">Lesson4</text:p>
      <text:p text:style-name="Standard"><text:tab/>売上総利益<text:s/>(=粗利)<text:tab/>=<text:tab/>売上高<text:s/>–<text:s/>売上原価</text:p>
      <text:p text:style-name="Standard"><text:tab/>営業利益<text:tab/><text:tab/>=<text:tab/>売上総利益<text:s/>–<text:s/>販売費及び一般管理費(販管費)</text:p>
      <text:p text:style-name="Standard"><text:tab/>経常利益<text:tab/><text:tab/>=<text:tab/>営業利益<text:s/>+<text:s/>営業外収益<text:s/>–<text:s/>営業外費用</text:p>
      <text:p text:style-name="Standard"><text:tab/>当期純利益<text:tab/><text:tab/>=<text:tab/>経常利益<text:s/>+<text:s/>特別利益<text:s/>–<text:s/>特別損失</text:p>
      <text:p text:style-name="Standard"><text:tab/>金融収益<text:tab/><text:tab/>=<text:tab/>受取利息<text:s/>+<text:s/>受取配当金<text:s/>+<text:s/>持分法による投資利益</text:p>
      <text:p text:style-name="Standard"><text:tab/>金融費用<text:tab/><text:tab/>=<text:tab/>支払利息<text:s/>+<text:s/>持分法による投資損失</text:p>
      <text:p text:style-name="Standard">Lesson5</text:p>
      <text:p text:style-name="Standard"><text:tab/>フリー・キャッシュ・フロー<text:s/>= CFO – CFI</text:p>
      <text:p text:style-name="Standard"><text:tab/>(CFO =<text:s/>営業活動によるCF、CFI＝投資活動によるCF、CFF＝財務活動によるCF)</text:p>
      <text:p text:style-name="Standard">Lesson6</text:p>
      <text:p text:style-name="Standard"><text:tab/>自己資本比率(%)<text:tab/>=<text:tab/><draw:frame draw:style-name="a0" text:anchor-type="as-char" svg:x="0in" svg:y="0in" svg:width="2.625in" svg:height="0.63542in" style:rel-width="scale" style:rel-height="scale"><draw:object xlink:href="Object 1/" xlink:type="simple" xlink:show="embed" xlink:actuate="onLoad"/></draw:frame></text:p>
      <text:p text:style-name="Standard"/>
      <text:p text:style-name="Standard"><text:tab/><text:tab/><text:tab/><text:tab/>=<text:tab/><draw:frame draw:style-name="a1" text:anchor-type="as-char" svg:x="0in" svg:y="0in" svg:width="1.09375in" svg:height="0.63542in" style:rel-width="scale" style:rel-height="scale"><draw:object xlink:href="Object 2/" xlink:type="simple" xlink:show="embed" xlink:actuate="onLoad"/></draw:frame></text:p>
      <text:p text:style-name="Standard"><text:tab/></text:p>
      <text:p text:style-name="Standard"><text:tab/>流動比率<text:tab/>=<text:tab/><draw:frame draw:style-name="a2" text:anchor-type="as-char" svg:x="0in" svg:y="0in" svg:width="1.09375in" svg:height="0.63542in" style:rel-width="scale" style:rel-height="scale"><draw:object xlink:href="Object 3/" xlink:type="simple" xlink:show="embed" xlink:actuate="onLoad"/></draw:frame></text:p>
      <text:p text:style-name="Standard"/>
      <text:p text:style-name="Standard"><text:tab/>当座比率<text:tab/>=<text:tab/><draw:frame draw:style-name="a3" text:anchor-type="as-char" svg:x="0in" svg:y="0in" svg:width="1.09375in" svg:height="0.63542in" style:rel-width="scale" style:rel-height="scale"><draw:object xlink:href="Object 4/" xlink:type="simple" xlink:show="embed" xlink:actuate="onLoad"/></draw:frame></text:p>
      <text:p text:style-name="Standard"/>
      <text:p text:style-name="Standard"><text:tab/>固定比率<text:tab/>=<text:tab/><draw:frame draw:style-name="a4" text:anchor-type="as-char" svg:x="0in" svg:y="0in" svg:width="1.09375in" svg:height="0.63542in" style:rel-width="scale" style:rel-height="scale"><draw:object xlink:href="Object 5/" xlink:type="simple" xlink:show="embed" xlink:actuate="onLoad"/></draw:frame></text:p>
      <text:p text:style-name="Standard"/>
      <text:p text:style-name="Standard"><text:tab/>固定長期適合率<text:tab/>=<text:tab/><draw:frame draw:style-name="a5" text:anchor-type="as-char" svg:x="0in" svg:y="0in" svg:width="1.95833in" svg:height="0.63542in" style:rel-width="scale" style:rel-height="scale"><draw:object xlink:href="Object 6/" xlink:type="simple" xlink:show="embed" xlink:actuate="onLoad"/></draw:frame></text:p>
      <text:p text:style-name="Standard"/>
      <text:p text:style-name="Standard">Lesson7</text:p>
      <text:p text:style-name="Standard"><text:tab/>回転期間(日)<text:tab/><text:tab/>=<text:tab/><draw:frame draw:style-name="a6" text:anchor-type="as-char" svg:x="0in" svg:y="0in" svg:width="2.40625in" svg:height="0.63542in" style:rel-width="scale" style:rel-height="scale"><draw:object xlink:href="Object 7/" xlink:type="simple" xlink:show="embed" xlink:actuate="onLoad"/></draw:frame></text:p>
      <text:p text:style-name="Standard"/>
      <text:soft-page-break/>
      <text:p text:style-name="Standard"><text:tab/>回転期間(月)<text:tab/><text:tab/>=<text:tab/><draw:frame draw:style-name="a7" text:anchor-type="as-char" svg:x="0in" svg:y="0in" svg:width="2.3125in" svg:height="0.63542in" style:rel-width="scale" style:rel-height="scale"><draw:object xlink:href="Object 8/" xlink:type="simple" xlink:show="embed" xlink:actuate="onLoad"/></draw:frame></text:p>
      <text:p text:style-name="Standard"/>
      <text:p text:style-name="Standard"><text:tab/>棚卸資産回転期間<text:tab/>=<text:tab/><draw:frame draw:style-name="a8" text:anchor-type="as-char" svg:x="0in" svg:y="0in" svg:width="2.40625in" svg:height="0.63542in" style:rel-width="scale" style:rel-height="scale"><draw:object xlink:href="Object 9/" xlink:type="simple" xlink:show="embed" xlink:actuate="onLoad"/></draw:frame></text:p>
      <text:p text:style-name="Standard"/>
      <text:p text:style-name="Standard"><text:tab/>売上債権回転期間<text:tab/>=<text:tab/><draw:frame draw:style-name="a9" text:anchor-type="as-char" svg:x="0in" svg:y="0in" svg:width="2.40625in" svg:height="0.63542in" style:rel-width="scale" style:rel-height="scale"><draw:object xlink:href="Object 10/" xlink:type="simple" xlink:show="embed" xlink:actuate="onLoad"/></draw:frame></text:p>
      <text:p text:style-name="Standard"/>
      <text:p text:style-name="Standard"><text:tab/>買入債務回転期間(日)<text:tab/>=<text:tab/><draw:frame draw:style-name="a10" text:anchor-type="as-char" svg:x="0in" svg:y="0in" svg:width="2.40625in" svg:height="0.63542in" style:rel-width="scale" style:rel-height="scale"><draw:object xlink:href="Object 11/" xlink:type="simple" xlink:show="embed" xlink:actuate="onLoad"/></draw:frame></text:p>
      <text:p text:style-name="Standard"/>
      <text:p text:style-name="Standard"><text:tab/>インタレスト・カバレッジ(倍)<text:tab/></text:p>
      <text:p text:style-name="Standard"/>
      <text:p text:style-name="Standard"><text:tab/><text:tab/><text:tab/><text:tab/><text:tab/>=<text:tab/><draw:frame draw:style-name="a11" text:anchor-type="as-char" svg:x="0in" svg:y="0in" svg:width="3.36458in" svg:height="0.63542in" style:rel-width="scale" style:rel-height="scale"><draw:object xlink:href="Object 12/" xlink:type="simple" xlink:show="embed" xlink:actuate="onLoad"/></draw:frame></text:p>
      <text:p text:style-name="Standard">Lesson8</text:p>
      <text:p text:style-name="Standard"><text:tab/>資本利益率(%)<text:tab/><text:tab/>=<text:tab/><draw:frame draw:style-name="a12" text:anchor-type="as-char" svg:x="0in" svg:y="0in" svg:width="2.07292in" svg:height="0.63542in" style:rel-width="scale" style:rel-height="scale"><draw:object xlink:href="Object 13/" xlink:type="simple" xlink:show="embed" xlink:actuate="onLoad"/></draw:frame></text:p>
      <text:p text:style-name="Standard"/>
      <text:p text:style-name="Standard"><text:span text:style-name="T2"><text:tab/></text:span><text:span text:style-name="T3">総資本経常利益率</text:span><text:span text:style-name="T4"><text:tab/></text:span><text:span text:style-name="T5"><text:tab/></text:span><text:span text:style-name="T6">=</text:span><text:span text:style-name="T7"><text:tab/></text:span><draw:frame draw:style-name="a13" text:anchor-type="as-char" svg:x="0in" svg:y="0in" svg:width="2.23958in" svg:height="0.63542in" style:rel-width="scale" style:rel-height="scale"><draw:object xlink:href="Object 14/" xlink:type="simple" xlink:show="embed" xlink:actuate="onLoad"/></draw:frame></text:p>
      <text:p text:style-name="P8"/>
      <text:p text:style-name="Standard"><text:span text:style-name="T9"><text:tab/></text:span><text:span text:style-name="T10">経営資本営業利益率</text:span><text:span text:style-name="T11"><text:tab/>=</text:span><text:span text:style-name="T12"><text:tab/></text:span><draw:frame draw:style-name="a14" text:anchor-type="as-char" svg:x="0in" svg:y="0in" svg:width="2.40625in" svg:height="0.63542in" style:rel-width="scale" style:rel-height="scale"><draw:object xlink:href="Object 15/" xlink:type="simple" xlink:show="embed" xlink:actuate="onLoad"/></draw:frame></text:p>
      <text:p text:style-name="P13"/>
      <text:p text:style-name="Standard"><text:span text:style-name="T14"><text:tab/></text:span><text:span text:style-name="T15">自己資本当期純利益率</text:span><text:span text:style-name="T16"><text:tab/>=</text:span><text:span text:style-name="T17"><text:tab/></text:span><draw:frame draw:style-name="a15" text:anchor-type="as-char" svg:x="0in" svg:y="0in" svg:width="2.40625in" svg:height="0.63542in" style:rel-width="scale" style:rel-height="scale"><draw:object xlink:href="Object 16/" xlink:type="simple" xlink:show="embed" xlink:actuate="onLoad"/></draw:frame></text:p>
      <text:p text:style-name="P18"/>
      <text:p text:style-name="P19">Lesson9</text:p>
      <text:p text:style-name="Standard"><text:span text:style-name="T20"><text:tab/></text:span><text:span text:style-name="T21">売上高売上総利益率</text:span><text:span text:style-name="T22"><text:tab/>=</text:span><text:span text:style-name="T23"><text:tab/></text:span><draw:frame draw:style-name="a16" text:anchor-type="as-char" svg:x="0in" svg:y="0in" svg:width="1.26042in" svg:height="0.63542in" style:rel-width="scale" style:rel-height="scale"><draw:object xlink:href="Object 17/" xlink:type="simple" xlink:show="embed" xlink:actuate="onLoad"/></draw:frame></text:p>
      <text:p text:style-name="P24"/>
      <text:p text:style-name="Standard"><text:span text:style-name="T25"><text:tab/></text:span><text:span text:style-name="T26">売上高売上原価率</text:span><text:span text:style-name="T27"><text:tab/></text:span><text:span text:style-name="T28"><text:tab/>=</text:span><text:span text:style-name="T29"><text:tab/></text:span><draw:frame draw:style-name="a17" text:anchor-type="as-char" svg:x="0in" svg:y="0in" svg:width="1.09375in" svg:height="0.63542in" style:rel-width="scale" style:rel-height="scale"><draw:object xlink:href="Object 18/" xlink:type="simple" xlink:show="embed" xlink:actuate="onLoad"/></draw:frame></text:p>
      <text:p text:style-name="P30"/>
      <text:p text:style-name="Standard"><text:span text:style-name="T31"><text:tab/></text:span><text:span text:style-name="T32">売上高営業利益率</text:span><text:span text:style-name="T33"><text:tab/></text:span><text:span text:style-name="T34"><text:tab/>=</text:span><text:span text:style-name="T35"><text:tab/></text:span><draw:frame draw:style-name="a18" text:anchor-type="as-char" svg:x="0in" svg:y="0in" svg:width="1.09375in" svg:height="0.63542in" style:rel-width="scale" style:rel-height="scale"><draw:object xlink:href="Object 19/" xlink:type="simple" xlink:show="embed" xlink:actuate="onLoad"/></draw:frame></text:p>
      <text:p text:style-name="P36"/>
      <text:p text:style-name="Standard"><text:span text:style-name="T37"><text:tab/></text:span><text:span text:style-name="T38">売上高販管費率</text:span><text:span text:style-name="T39"><text:tab/></text:span><text:span text:style-name="T40"><text:tab/>=</text:span><text:span text:style-name="T41"><text:tab/></text:span><draw:frame draw:style-name="a19" text:anchor-type="as-char" svg:x="0in" svg:y="0in" svg:width="0.92708in" svg:height="0.63542in" style:rel-width="scale" style:rel-height="scale"><draw:object xlink:href="Object 20/" xlink:type="simple" xlink:show="embed" xlink:actuate="onLoad"/></draw:frame></text:p>
      <text:p text:style-name="P42"/>
      <text:p text:style-name="Standard"><text:span text:style-name="T43"><text:tab/></text:span><text:span text:style-name="T44">売上高経常利益率</text:span><text:span text:style-name="T45"><text:tab/></text:span><text:span text:style-name="T46"><text:tab/>=</text:span><text:span text:style-name="T47"><text:tab/></text:span><draw:frame draw:style-name="a20" text:anchor-type="as-char" svg:x="0in" svg:y="0in" svg:width="1.09375in" svg:height="0.63542in" style:rel-width="scale" style:rel-height="scale"><draw:object xlink:href="Object 21/" xlink:type="simple" xlink:show="embed" xlink:actuate="onLoad"/></draw:frame></text:p>
      <text:p text:style-name="P48"/>
      <text:soft-page-break/>
      <text:p text:style-name="Standard"><text:span text:style-name="T49"><text:tab/></text:span><text:span text:style-name="T50">売上高純金融負担率</text:span><text:span text:style-name="T51"><text:tab/>=</text:span><text:span text:style-name="T52"><text:tab/></text:span><draw:frame draw:style-name="a21" text:anchor-type="as-char" svg:x="0in" svg:y="0in" svg:width="1.95833in" svg:height="0.63542in" style:rel-width="scale" style:rel-height="scale"><draw:object xlink:href="Object 22/" xlink:type="simple" xlink:show="embed" xlink:actuate="onLoad"/></draw:frame></text:p>
      <text:p text:style-name="P53"/>
      <text:p text:style-name="Standard"><text:span text:style-name="T54"><text:tab/></text:span><text:span text:style-name="T55">売上高当期純利益率</text:span><text:span text:style-name="T56"><text:tab/>=</text:span><text:span text:style-name="T57"><text:tab/></text:span><draw:frame draw:style-name="a22" text:anchor-type="as-char" svg:x="0in" svg:y="0in" svg:width="1.26042in" svg:height="0.63542in" style:rel-width="scale" style:rel-height="scale"><draw:object xlink:href="Object 23/" xlink:type="simple" xlink:show="embed" xlink:actuate="onLoad"/></draw:frame></text:p>
      <text:p text:style-name="P58"/>
      <text:p text:style-name="P59">Lesson10</text:p>
      <text:p text:style-name="Standard"><text:span text:style-name="T60"><text:tab/></text:span><text:span text:style-name="T61">(</text:span><text:span text:style-name="T62">資本</text:span><text:span text:style-name="T63">)</text:span><text:span text:style-name="T64">回転率</text:span><text:span text:style-name="T65"><text:tab/></text:span><text:span text:style-name="T66"><text:tab/></text:span><text:span text:style-name="T67"><text:tab/></text:span><text:span text:style-name="T68">=</text:span><text:span text:style-name="T69"><text:tab/></text:span><draw:frame draw:style-name="a23" text:anchor-type="as-char" svg:x="0in" svg:y="0in" svg:width="2.02083in" svg:height="0.64583in" style:rel-width="scale" style:rel-height="scale"><draw:object xlink:href="Object 24/" xlink:type="simple" xlink:show="embed" xlink:actuate="onLoad"/></draw:frame></text:p>
      <text:p text:style-name="P70"/>
      <text:p text:style-name="Standard"><text:span text:style-name="T71"><text:tab/></text:span><text:span text:style-name="T72">総資本回転率</text:span><text:span text:style-name="T73"><text:tab/></text:span><text:span text:style-name="T74"><text:tab/>=</text:span><text:span text:style-name="T75"><text:tab/></text:span><draw:frame draw:style-name="a24" text:anchor-type="as-char" svg:x="0in" svg:y="0in" svg:width="1.96875in" svg:height="0.63542in" style:rel-width="scale" style:rel-height="scale"><draw:object xlink:href="Object 25/" xlink:type="simple" xlink:show="embed" xlink:actuate="onLoad"/></draw:frame></text:p>
      <text:p text:style-name="P76"/>
      <text:p text:style-name="Standard"><text:span text:style-name="T77"><text:tab/></text:span><text:span text:style-name="T78">固定資産回転率</text:span><text:span text:style-name="T79"><text:tab/></text:span><text:span text:style-name="T80"><text:tab/>=</text:span><text:span text:style-name="T81"><text:tab/></text:span><draw:frame draw:style-name="a25" text:anchor-type="as-char" svg:x="0in" svg:y="0in" svg:width="1.96875in" svg:height="0.63542in" style:rel-width="scale" style:rel-height="scale"><draw:object xlink:href="Object 26/" xlink:type="simple" xlink:show="embed" xlink:actuate="onLoad"/></draw:frame></text:p>
      <text:p text:style-name="P82"/>
      <text:p text:style-name="Standard"><text:span text:style-name="T83"><text:tab/></text:span><text:span text:style-name="T84">有形固定資産回転率</text:span><text:span text:style-name="T85"><text:tab/>=</text:span><text:span text:style-name="T86"><text:tab/></text:span><draw:frame draw:style-name="a26" text:anchor-type="as-char" svg:x="0in" svg:y="0in" svg:width="2.30208in" svg:height="0.63542in" style:rel-width="scale" style:rel-height="scale"><draw:object xlink:href="Object 27/" xlink:type="simple" xlink:show="embed" xlink:actuate="onLoad"/></draw:frame></text:p>
      <text:p text:style-name="P87"/>
      <text:p text:style-name="Standard"><text:span text:style-name="T88"><text:tab/></text:span><text:span text:style-name="T89">流動資産</text:span><text:span text:style-name="T90">回転率</text:span><text:span text:style-name="T91"><text:tab/></text:span><text:span text:style-name="T92"><text:tab/>=</text:span><text:span text:style-name="T93"><text:tab/></text:span><draw:frame draw:style-name="a27" text:anchor-type="as-char" svg:x="0in" svg:y="0in" svg:width="1.96875in" svg:height="0.63542in" style:rel-width="scale" style:rel-height="scale"><draw:object xlink:href="Object 28/" xlink:type="simple" xlink:show="embed" xlink:actuate="onLoad"/></draw:frame></text:p>
      <text:p text:style-name="P94"/>
      <text:p text:style-name="Standard"><text:span text:style-name="T95"><text:tab/></text:span><text:span text:style-name="T96">当座資産回転率</text:span><text:span text:style-name="T97"><text:tab/></text:span><text:span text:style-name="T98"><text:tab/>=</text:span><text:span text:style-name="T99"><text:tab/></text:span><draw:frame draw:style-name="a28" text:anchor-type="as-char" svg:x="0in" svg:y="0in" svg:width="2.02083in" svg:height="0.64583in" style:rel-width="scale" style:rel-height="scale"><draw:object xlink:href="Object 29/" xlink:type="simple" xlink:show="embed" xlink:actuate="onLoad"/></draw:frame></text:p>
      <text:p text:style-name="P100"/>
      <text:p text:style-name="Standard"><text:span text:style-name="T101"><text:tab/></text:span><text:span text:style-name="T102">棚卸回転率</text:span><text:span text:style-name="T103"><text:tab/></text:span><text:span text:style-name="T104"><text:tab/></text:span><text:span text:style-name="T105"><text:tab/>=</text:span><text:span text:style-name="T106"><text:tab/></text:span><draw:frame draw:style-name="a29" text:anchor-type="as-char" svg:x="0in" svg:y="0in" svg:width="1.96875in" svg:height="0.63542in" style:rel-width="scale" style:rel-height="scale"><draw:object xlink:href="Object 30/" xlink:type="simple" xlink:show="embed" xlink:actuate="onLoad"/></draw:frame></text:p>
      <text:p text:style-name="P107"/>
      <text:p text:style-name="Standard"><text:span text:style-name="T108"><text:tab/></text:span><text:span text:style-name="T109">原材料回転率</text:span><text:span text:style-name="T110"><text:tab/></text:span><text:span text:style-name="T111"><text:tab/>=</text:span><text:span text:style-name="T112"><text:tab/></text:span><draw:frame draw:style-name="a30" text:anchor-type="as-char" svg:x="0in" svg:y="0in" svg:width="1.80208in" svg:height="0.63542in" style:rel-width="scale" style:rel-height="scale"><draw:object xlink:href="Object 31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游明朝" svg:font-family="游明朝" style:font-family-generic="roman" style:font-pitch="variable" svg:panose-1="2 2 4 0 0 0 0 0 0 0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ystem" style:font-pitch="variable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" style:font-name-asian="游明朝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style:font-name-asian="Nimbus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プレースホルダーテキスト" style:display-name="プレースホルダー テキスト" style:family="text" style:parent-style-name="段落フォント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y14311@tomakomai.kosen-ac.jp</dc:creator>
    <meta:creation-date>2018-11-21T13:30:00Z</meta:creation-date>
    <dc:date>2018-11-25T11:36:00Z</dc:date>
    <meta:template xlink:href="Normal.dotm" xlink:type="simple"/>
    <meta:editing-cycles>3</meta:editing-cycles>
    <meta:editing-duration>PT4800S</meta:editing-duration>
    <meta:document-statistic meta:page-count="3" meta:paragraph-count="3" meta:word-count="226" meta:character-count="1515" meta:row-count="10" meta:non-whitespace-character-count="129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株</mml:mi>
      <mml:mi>主</mml:mi>
      <mml:mi>資</mml:mi>
      <mml:mi>本</mml:mi>
      <mml:mo>+</mml:mo>
      <mml:mi>評</mml:mi>
      <mml:mi>価</mml:mi>
      <mml:mi>・</mml:mi>
      <mml:mi>換</mml:mi>
      <mml:mi>算</mml:mi>
      <mml:mi>差</mml:mi>
      <mml:mi>額</mml:mi>
      <mml:mi>等</mml:mi>
    </mml:mrow>
    <mml:mrow>
      <mml:mi>負</mml:mi>
      <mml:mi>債</mml:mi>
      <mml:mi>・</mml:mi>
      <mml:mi>純</mml:mi>
      <mml:mi>資</mml:mi>
      <mml:mi>産</mml:mi>
      <mml:mi>合</mml:mi>
      <mml:mi>計</mml:mi>
    </mml:mrow>
  </mml:mfrac>
  <mml:mi>*</mml:mi>
  <mml:mn>100</mml:mn>
</mml:math>
</file>

<file path=Object 10/content.xml><?xml version="1.0" encoding="utf-8"?>
<mml:math xmlns:mml="http://www.w3.org/1998/Math/MathML" xmlns:m="http://schemas.openxmlformats.org/officeDocument/2006/math">
  <mml:mfrac>
    <mml:mrow>
      <mml:mi>売</mml:mi>
      <mml:mi>上</mml:mi>
      <mml:mi>債</mml:mi>
      <mml:mi>権</mml:mi>
      <mml:mo>(</mml:mo>
      <mml:mi>前</mml:mi>
      <mml:mi>期</mml:mi>
      <mml:mi>・</mml:mi>
      <mml:mi>当</mml:mi>
      <mml:mi>期</mml:mi>
      <mml:mi>平</mml:mi>
      <mml:mi>均</mml:mi>
      <mml:mo>)</mml:mo>
    </mml:mrow>
    <mml:mrow>
      <mml:mi>売</mml:mi>
      <mml:mi>上</mml:mi>
      <mml:mi>高</mml:mi>
    </mml:mrow>
  </mml:mfrac>
  <mml:mi>*</mml:mi>
  <mml:mn>365</mml:mn>
</mml:math>
</file>

<file path=Object 11/content.xml><?xml version="1.0" encoding="utf-8"?>
<mml:math xmlns:mml="http://www.w3.org/1998/Math/MathML" xmlns:m="http://schemas.openxmlformats.org/officeDocument/2006/math">
  <mml:mfrac>
    <mml:mrow>
      <mml:mi>買</mml:mi>
      <mml:mi>入</mml:mi>
      <mml:mi>債</mml:mi>
      <mml:mi>務</mml:mi>
      <mml:mo>(</mml:mo>
      <mml:mi>前</mml:mi>
      <mml:mi>期</mml:mi>
      <mml:mi>・</mml:mi>
      <mml:mi>当</mml:mi>
      <mml:mi>期</mml:mi>
      <mml:mi>平</mml:mi>
      <mml:mi>均</mml:mi>
      <mml:mo>)</mml:mo>
    </mml:mrow>
    <mml:mrow>
      <mml:mi>売</mml:mi>
      <mml:mi>上</mml:mi>
      <mml:mi>高</mml:mi>
    </mml:mrow>
  </mml:mfrac>
  <mml:mi>*</mml:mi>
  <mml:mn>365</mml:mn>
</mml:math>
</file>

<file path=Object 12/content.xml><?xml version="1.0" encoding="utf-8"?>
<mml:math xmlns:mml="http://www.w3.org/1998/Math/MathML" xmlns:m="http://schemas.openxmlformats.org/officeDocument/2006/math">
  <mml:mfrac>
    <mml:mrow>
      <mml:mi>営</mml:mi>
      <mml:mi>業</mml:mi>
      <mml:mi>利</mml:mi>
      <mml:mi>益</mml:mi>
      <mml:mo>+</mml:mo>
      <mml:mi>受</mml:mi>
      <mml:mi>取</mml:mi>
      <mml:mi>利</mml:mi>
      <mml:mi>息</mml:mi>
      <mml:mi>・</mml:mi>
      <mml:mi>割</mml:mi>
      <mml:mi>引</mml:mi>
      <mml:mi>料</mml:mi>
      <mml:mi>・</mml:mi>
      <mml:mi>有</mml:mi>
      <mml:mi>価</mml:mi>
      <mml:mi>証</mml:mi>
      <mml:mi>券</mml:mi>
      <mml:mi>利</mml:mi>
      <mml:mi>息</mml:mi>
    </mml:mrow>
    <mml:mrow>
      <mml:mi>支</mml:mi>
      <mml:mi>払</mml:mi>
      <mml:mi>利</mml:mi>
      <mml:mi>息</mml:mi>
      <mml:mi>・</mml:mi>
      <mml:mi>割</mml:mi>
      <mml:mi>引</mml:mi>
      <mml:mi>料</mml:mi>
    </mml:mrow>
  </mml:mfrac>
</mml:math>
</file>

<file path=Object 13/content.xml><?xml version="1.0" encoding="utf-8"?>
<mml:math xmlns:mml="http://www.w3.org/1998/Math/MathML" xmlns:m="http://schemas.openxmlformats.org/officeDocument/2006/math">
  <mml:mfrac>
    <mml:mrow>
      <mml:mi>利</mml:mi>
      <mml:mi>益</mml:mi>
    </mml:mrow>
    <mml:mrow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</mml:mfrac>
  <mml:mi>*</mml:mi>
  <mml:mn>100</mml:mn>
</mml:math>
</file>

<file path=Object 14/content.xml><?xml version="1.0" encoding="utf-8"?>
<mml:math xmlns:mml="http://www.w3.org/1998/Math/MathML" xmlns:m="http://schemas.openxmlformats.org/officeDocument/2006/math">
  <mml:mfrac>
    <mml:mrow>
      <mml:mi>経</mml:mi>
      <mml:mi>常</mml:mi>
      <mml:mi>利</mml:mi>
      <mml:mi>益</mml:mi>
    </mml:mrow>
    <mml:mrow>
      <mml:mi>総</mml:mi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</mml:mfrac>
  <mml:mi>*</mml:mi>
  <mml:mn>100</mml:mn>
</mml:math>
</file>

<file path=Object 15/content.xml><?xml version="1.0" encoding="utf-8"?>
<mml:math xmlns:mml="http://www.w3.org/1998/Math/MathML" xmlns:m="http://schemas.openxmlformats.org/officeDocument/2006/math">
  <mml:mfrac>
    <mml:mrow>
      <mml:mi>営</mml:mi>
      <mml:mi>業</mml:mi>
      <mml:mi>利</mml:mi>
      <mml:mi>益</mml:mi>
    </mml:mrow>
    <mml:mrow>
      <mml:mi>経</mml:mi>
      <mml:mi>営</mml:mi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</mml:mfrac>
  <mml:mi>*</mml:mi>
  <mml:mn>100</mml:mn>
</mml:math>
</file>

<file path=Object 16/content.xml><?xml version="1.0" encoding="utf-8"?>
<mml:math xmlns:mml="http://www.w3.org/1998/Math/MathML" xmlns:m="http://schemas.openxmlformats.org/officeDocument/2006/math">
  <mml:mfrac>
    <mml:mrow>
      <mml:mi>当</mml:mi>
      <mml:mi>期</mml:mi>
      <mml:mi>純</mml:mi>
      <mml:mi>利</mml:mi>
      <mml:mi>益</mml:mi>
    </mml:mrow>
    <mml:mrow>
      <mml:mi>自</mml:mi>
      <mml:mi>己</mml:mi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</mml:mfrac>
  <mml:mi>*</mml:mi>
  <mml:mn>100</mml:mn>
</mml:math>
</file>

<file path=Object 17/content.xml><?xml version="1.0" encoding="utf-8"?>
<mml:math xmlns:mml="http://www.w3.org/1998/Math/MathML" xmlns:m="http://schemas.openxmlformats.org/officeDocument/2006/math">
  <mml:mfrac>
    <mml:mrow>
      <mml:mi>売</mml:mi>
      <mml:mi>上</mml:mi>
      <mml:mi>総</mml:mi>
      <mml:mi>利</mml:mi>
      <mml:mi>益</mml:mi>
    </mml:mrow>
    <mml:mrow>
      <mml:mi>売</mml:mi>
      <mml:mi>上</mml:mi>
      <mml:mi>高</mml:mi>
    </mml:mrow>
  </mml:mfrac>
  <mml:mi>*</mml:mi>
  <mml:mn>100</mml:mn>
</mml:math>
</file>

<file path=Object 18/content.xml><?xml version="1.0" encoding="utf-8"?>
<mml:math xmlns:mml="http://www.w3.org/1998/Math/MathML" xmlns:m="http://schemas.openxmlformats.org/officeDocument/2006/math">
  <mml:mfrac>
    <mml:mrow>
      <mml:mi>売</mml:mi>
      <mml:mi>上</mml:mi>
      <mml:mi>原</mml:mi>
      <mml:mi>価</mml:mi>
    </mml:mrow>
    <mml:mrow>
      <mml:mi>売</mml:mi>
      <mml:mi>上</mml:mi>
      <mml:mi>高</mml:mi>
    </mml:mrow>
  </mml:mfrac>
  <mml:mi>*</mml:mi>
  <mml:mn>100</mml:mn>
</mml:math>
</file>

<file path=Object 19/content.xml><?xml version="1.0" encoding="utf-8"?>
<mml:math xmlns:mml="http://www.w3.org/1998/Math/MathML" xmlns:m="http://schemas.openxmlformats.org/officeDocument/2006/math">
  <mml:mfrac>
    <mml:mrow>
      <mml:mi>営</mml:mi>
      <mml:mi>業</mml:mi>
      <mml:mi>利</mml:mi>
      <mml:mi>益</mml:mi>
    </mml:mrow>
    <mml:mrow>
      <mml:mi>売</mml:mi>
      <mml:mi>上</mml:mi>
      <mml:mi>高</mml:mi>
    </mml:mrow>
  </mml:mfrac>
  <mml:mi>*</mml:mi>
  <mml:mn>100</mml:mn>
</mml:math>
</file>

<file path=Object 2/content.xml><?xml version="1.0" encoding="utf-8"?>
<mml:math xmlns:mml="http://www.w3.org/1998/Math/MathML" xmlns:m="http://schemas.openxmlformats.org/officeDocument/2006/math">
  <mml:mfrac>
    <mml:mrow>
      <mml:mi>自</mml:mi>
      <mml:mi>己</mml:mi>
      <mml:mi>資</mml:mi>
      <mml:mi>本</mml:mi>
    </mml:mrow>
    <mml:mrow>
      <mml:mi>総</mml:mi>
      <mml:mi>資</mml:mi>
      <mml:mi>本</mml:mi>
    </mml:mrow>
  </mml:mfrac>
  <mml:mi>*</mml:mi>
  <mml:mn>100</mml:mn>
</mml:math>
</file>

<file path=Object 20/content.xml><?xml version="1.0" encoding="utf-8"?>
<mml:math xmlns:mml="http://www.w3.org/1998/Math/MathML" xmlns:m="http://schemas.openxmlformats.org/officeDocument/2006/math">
  <mml:mfrac>
    <mml:mrow>
      <mml:mi>販</mml:mi>
      <mml:mi>管</mml:mi>
      <mml:mi>費</mml:mi>
    </mml:mrow>
    <mml:mrow>
      <mml:mi>売</mml:mi>
      <mml:mi>上</mml:mi>
      <mml:mi>高</mml:mi>
    </mml:mrow>
  </mml:mfrac>
  <mml:mi>*</mml:mi>
  <mml:mn>100</mml:mn>
</mml:math>
</file>

<file path=Object 21/content.xml><?xml version="1.0" encoding="utf-8"?>
<mml:math xmlns:mml="http://www.w3.org/1998/Math/MathML" xmlns:m="http://schemas.openxmlformats.org/officeDocument/2006/math">
  <mml:mfrac>
    <mml:mrow>
      <mml:mi>経</mml:mi>
      <mml:mi>常</mml:mi>
      <mml:mi>利</mml:mi>
      <mml:mi>益</mml:mi>
    </mml:mrow>
    <mml:mrow>
      <mml:mi>売</mml:mi>
      <mml:mi>上</mml:mi>
      <mml:mi>高</mml:mi>
    </mml:mrow>
  </mml:mfrac>
  <mml:mi>*</mml:mi>
  <mml:mn>100</mml:mn>
</mml:math>
</file>

<file path=Object 22/content.xml><?xml version="1.0" encoding="utf-8"?>
<mml:math xmlns:mml="http://www.w3.org/1998/Math/MathML" xmlns:m="http://schemas.openxmlformats.org/officeDocument/2006/math">
  <mml:mfrac>
    <mml:mrow>
      <mml:mi>財</mml:mi>
      <mml:mi>務</mml:mi>
      <mml:mi>費</mml:mi>
      <mml:mi>用</mml:mi>
      <mml:mo>-</mml:mo>
      <mml:mi>財</mml:mi>
      <mml:mi>務</mml:mi>
      <mml:mi>収</mml:mi>
      <mml:mi>益</mml:mi>
    </mml:mrow>
    <mml:mrow>
      <mml:mi>売</mml:mi>
      <mml:mi>上</mml:mi>
      <mml:mi>高</mml:mi>
    </mml:mrow>
  </mml:mfrac>
  <mml:mi>*</mml:mi>
  <mml:mn>100</mml:mn>
</mml:math>
</file>

<file path=Object 23/content.xml><?xml version="1.0" encoding="utf-8"?>
<mml:math xmlns:mml="http://www.w3.org/1998/Math/MathML" xmlns:m="http://schemas.openxmlformats.org/officeDocument/2006/math">
  <mml:mfrac>
    <mml:mrow>
      <mml:mi>当</mml:mi>
      <mml:mi>期</mml:mi>
      <mml:mi>純</mml:mi>
      <mml:mi>利</mml:mi>
      <mml:mi>益</mml:mi>
    </mml:mrow>
    <mml:mrow>
      <mml:mi>売</mml:mi>
      <mml:mi>上</mml:mi>
      <mml:mi>高</mml:mi>
    </mml:mrow>
  </mml:mfrac>
  <mml:mi>*</mml:mi>
  <mml:mn>100</mml:mn>
</mml:math>
</file>

<file path=Object 24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投</mml:mi>
      <mml:mi>下</mml:mi>
      <mml:mi>資</mml:mi>
      <mml:mi>本</mml:mi>
      <mml:mfenced separators="|">
        <mml:mrow>
          <mml:mi>前</mml:mi>
          <mml:mi>期</mml:mi>
          <mml:mi>・</mml:mi>
          <mml:mi>当</mml:mi>
          <mml:mi>期</mml:mi>
          <mml:mi>平</mml:mi>
          <mml:mi>均</mml:mi>
        </mml:mrow>
      </mml:mfenced>
    </mml:mrow>
  </mml:mfrac>
</mml:math>
</file>

<file path=Object 25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投</mml:mi>
      <mml:mi>下</mml:mi>
      <mml:mi>資</mml:mi>
      <mml:mi>本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26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固</mml:mi>
      <mml:mi>定</mml:mi>
      <mml:mi>資</mml:mi>
      <mml:mi>産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27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有</mml:mi>
      <mml:mi>形</mml:mi>
      <mml:mi>固</mml:mi>
      <mml:mi>定</mml:mi>
      <mml:mi>資</mml:mi>
      <mml:mi>産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28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流</mml:mi>
      <mml:mi>動</mml:mi>
      <mml:mi>資</mml:mi>
      <mml:mi>産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29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当</mml:mi>
      <mml:mi>座</mml:mi>
      <mml:mi>資</mml:mi>
      <mml:mi>産</mml:mi>
      <mml:mfenced separators="|">
        <mml:mrow>
          <mml:mi>期</mml:mi>
          <mml:mi>首</mml:mi>
          <mml:mi>・</mml:mi>
          <mml:mi>期</mml:mi>
          <mml:mi>末</mml:mi>
          <mml:mi>平</mml:mi>
          <mml:mi>均</mml:mi>
        </mml:mrow>
      </mml:mfenced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i>流</mml:mi>
      <mml:mi>動</mml:mi>
      <mml:mi>資</mml:mi>
      <mml:mi>産</mml:mi>
    </mml:mrow>
    <mml:mrow>
      <mml:mi>流</mml:mi>
      <mml:mi>動</mml:mi>
      <mml:mi>負</mml:mi>
      <mml:mi>債</mml:mi>
    </mml:mrow>
  </mml:mfrac>
  <mml:mi>*</mml:mi>
  <mml:mn>100</mml:mn>
</mml:math>
</file>

<file path=Object 30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棚</mml:mi>
      <mml:mi>卸</mml:mi>
      <mml:mi>資</mml:mi>
      <mml:mi>産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31/content.xml><?xml version="1.0" encoding="utf-8"?>
<mml:math xmlns:mml="http://www.w3.org/1998/Math/MathML" xmlns:m="http://schemas.openxmlformats.org/officeDocument/2006/math">
  <mml:mfrac>
    <mml:mrow>
      <mml:mi>売</mml:mi>
      <mml:mi>上</mml:mi>
      <mml:mi>高</mml:mi>
    </mml:mrow>
    <mml:mrow>
      <mml:mi>原</mml:mi>
      <mml:mi>材</mml:mi>
      <mml:mi>料</mml:mi>
      <mml:mo>(</mml:mo>
      <mml:mi>期</mml:mi>
      <mml:mi>首</mml:mi>
      <mml:mi>・</mml:mi>
      <mml:mi>期</mml:mi>
      <mml:mi>末</mml:mi>
      <mml:mi>平</mml:mi>
      <mml:mi>均</mml:mi>
      <mml:mo>)</mml:mo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i>当</mml:mi>
      <mml:mi>座</mml:mi>
      <mml:mi>資</mml:mi>
      <mml:mi>産</mml:mi>
    </mml:mrow>
    <mml:mrow>
      <mml:mi>流</mml:mi>
      <mml:mi>動</mml:mi>
      <mml:mi>負</mml:mi>
      <mml:mi>債</mml:mi>
    </mml:mrow>
  </mml:mfrac>
  <mml:mi>*</mml:mi>
  <mml:mn>100</mml:mn>
</mml:math>
</file>

<file path=Object 5/content.xml><?xml version="1.0" encoding="utf-8"?>
<mml:math xmlns:mml="http://www.w3.org/1998/Math/MathML" xmlns:m="http://schemas.openxmlformats.org/officeDocument/2006/math">
  <mml:mfrac>
    <mml:mrow>
      <mml:mi>固</mml:mi>
      <mml:mi>定</mml:mi>
      <mml:mi>資</mml:mi>
      <mml:mi>産</mml:mi>
    </mml:mrow>
    <mml:mrow>
      <mml:mi>自</mml:mi>
      <mml:mi>己</mml:mi>
      <mml:mi>資</mml:mi>
      <mml:mi>本</mml:mi>
    </mml:mrow>
  </mml:mfrac>
  <mml:mi>*</mml:mi>
  <mml:mn>100</mml:mn>
</mml:math>
</file>

<file path=Object 6/content.xml><?xml version="1.0" encoding="utf-8"?>
<mml:math xmlns:mml="http://www.w3.org/1998/Math/MathML" xmlns:m="http://schemas.openxmlformats.org/officeDocument/2006/math">
  <mml:mfrac>
    <mml:mrow>
      <mml:mi>固</mml:mi>
      <mml:mi>定</mml:mi>
      <mml:mi>資</mml:mi>
      <mml:mi>産</mml:mi>
    </mml:mrow>
    <mml:mrow>
      <mml:mi>自</mml:mi>
      <mml:mi>己</mml:mi>
      <mml:mi>資</mml:mi>
      <mml:mi>本</mml:mi>
      <mml:mo>+</mml:mo>
      <mml:mi>固</mml:mi>
      <mml:mi>定</mml:mi>
      <mml:mi>負</mml:mi>
      <mml:mi>債</mml:mi>
    </mml:mrow>
  </mml:mfrac>
  <mml:mi>*</mml:mi>
  <mml:mn>100</mml:mn>
</mml:math>
</file>

<file path=Object 7/content.xml><?xml version="1.0" encoding="utf-8"?>
<mml:math xmlns:mml="http://www.w3.org/1998/Math/MathML" xmlns:m="http://schemas.openxmlformats.org/officeDocument/2006/math">
  <mml:mfrac>
    <mml:mrow>
      <mml:mi>投</mml:mi>
      <mml:mi>下</mml:mi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  <mml:mrow>
      <mml:mi>売</mml:mi>
      <mml:mi>上</mml:mi>
      <mml:mi>高</mml:mi>
    </mml:mrow>
  </mml:mfrac>
  <mml:mi>*</mml:mi>
  <mml:mn>365</mml:mn>
</mml:math>
</file>

<file path=Object 8/content.xml><?xml version="1.0" encoding="utf-8"?>
<mml:math xmlns:mml="http://www.w3.org/1998/Math/MathML" xmlns:m="http://schemas.openxmlformats.org/officeDocument/2006/math">
  <mml:mfrac>
    <mml:mrow>
      <mml:mi>投</mml:mi>
      <mml:mi>下</mml:mi>
      <mml:mi>資</mml:mi>
      <mml:mi>本</mml:mi>
      <mml:mo>(</mml:mo>
      <mml:mi>前</mml:mi>
      <mml:mi>期</mml:mi>
      <mml:mi>・</mml:mi>
      <mml:mi>当</mml:mi>
      <mml:mi>期</mml:mi>
      <mml:mi>平</mml:mi>
      <mml:mi>均</mml:mi>
      <mml:mo>)</mml:mo>
    </mml:mrow>
    <mml:mrow>
      <mml:mi>売</mml:mi>
      <mml:mi>上</mml:mi>
      <mml:mi>高</mml:mi>
    </mml:mrow>
  </mml:mfrac>
  <mml:mi>*</mml:mi>
  <mml:mn>12</mml:mn>
</mml:math>
</file>

<file path=Object 9/content.xml><?xml version="1.0" encoding="utf-8"?>
<mml:math xmlns:mml="http://www.w3.org/1998/Math/MathML" xmlns:m="http://schemas.openxmlformats.org/officeDocument/2006/math">
  <mml:mfrac>
    <mml:mrow>
      <mml:mi>棚</mml:mi>
      <mml:mi>卸</mml:mi>
      <mml:mi>資</mml:mi>
      <mml:mi>産</mml:mi>
      <mml:mo>(</mml:mo>
      <mml:mi>前</mml:mi>
      <mml:mi>期</mml:mi>
      <mml:mi>・</mml:mi>
      <mml:mi>当</mml:mi>
      <mml:mi>期</mml:mi>
      <mml:mi>平</mml:mi>
      <mml:mi>均</mml:mi>
      <mml:mo>)</mml:mo>
    </mml:mrow>
    <mml:mrow>
      <mml:mi>売</mml:mi>
      <mml:mi>上</mml:mi>
      <mml:mi>高</mml:mi>
    </mml:mrow>
  </mml:mfrac>
  <mml:mi>*</mml:mi>
  <mml:mn>365</mml:mn>
</mml:math>
</file>